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b07" officeooo:paragraph-rsid="0001fb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ao sono un file od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_64 LibreOffice_project/64a0f66915f38c6217de274f0aa8e15618924765</meta:generator>
    <dc:date>2018-03-26T17:19:39.955000000</dc:date>
    <meta:editing-duration>PT23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8"/>
  </office:meta>
</office:document-meta>
</file>